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308" officeooo:paragraph-rsid="001c2308"/>
    </style:style>
    <style:style style:name="P2" style:family="paragraph" style:parent-style-name="Standard">
      <style:text-properties officeooo:rsid="001d581e" officeooo:paragraph-rsid="001d581e"/>
    </style:style>
    <style:style style:name="P3" style:family="paragraph" style:parent-style-name="Standard">
      <style:text-properties officeooo:paragraph-rsid="001d581e"/>
    </style:style>
    <style:style style:name="P4" style:family="paragraph" style:parent-style-name="Standard">
      <style:text-properties officeooo:rsid="001fb7b9" officeooo:paragraph-rsid="001fb7b9"/>
    </style:style>
    <style:style style:name="P5" style:family="paragraph" style:parent-style-name="Standard">
      <style:text-properties officeooo:rsid="001fb7b9" officeooo:paragraph-rsid="002975ab"/>
    </style:style>
    <style:style style:name="P6" style:family="paragraph" style:parent-style-name="Standard">
      <style:text-properties officeooo:rsid="002252c6" officeooo:paragraph-rsid="002252c6"/>
    </style:style>
    <style:style style:name="P7" style:family="paragraph" style:parent-style-name="Standard">
      <style:text-properties officeooo:rsid="00233614" officeooo:paragraph-rsid="00233614"/>
    </style:style>
    <style:style style:name="P8" style:family="paragraph" style:parent-style-name="Standard">
      <style:text-properties officeooo:rsid="0024f9d6" officeooo:paragraph-rsid="0024f9d6"/>
    </style:style>
    <style:style style:name="P9" style:family="paragraph" style:parent-style-name="Standard">
      <style:text-properties officeooo:rsid="0026085a" officeooo:paragraph-rsid="0026085a"/>
    </style:style>
    <style:style style:name="P10" style:family="paragraph" style:parent-style-name="Standard">
      <style:text-properties officeooo:rsid="0026085a" officeooo:paragraph-rsid="00279483"/>
    </style:style>
    <style:style style:name="P11" style:family="paragraph" style:parent-style-name="Standard">
      <style:text-properties officeooo:rsid="0026085a" officeooo:paragraph-rsid="002975ab"/>
    </style:style>
    <style:style style:name="P12" style:family="paragraph" style:parent-style-name="Standard">
      <style:text-properties officeooo:rsid="00279483" officeooo:paragraph-rsid="0026085a"/>
    </style:style>
    <style:style style:name="P13" style:family="paragraph" style:parent-style-name="Standard">
      <style:text-properties officeooo:rsid="00279483" officeooo:paragraph-rsid="00279483"/>
    </style:style>
    <style:style style:name="P14" style:family="paragraph" style:parent-style-name="Standard">
      <style:text-properties officeooo:rsid="0028a9cc" officeooo:paragraph-rsid="0028a9cc"/>
    </style:style>
    <style:style style:name="P15" style:family="paragraph" style:parent-style-name="Standard">
      <style:text-properties officeooo:rsid="0028a9cc" officeooo:paragraph-rsid="002975ab"/>
    </style:style>
    <style:style style:name="P16" style:family="paragraph" style:parent-style-name="Standard">
      <style:text-properties officeooo:rsid="0028a9cc" officeooo:paragraph-rsid="002af3fe"/>
    </style:style>
    <style:style style:name="P17" style:family="paragraph" style:parent-style-name="Standard">
      <style:text-properties officeooo:rsid="002adfb9" officeooo:paragraph-rsid="002adfb9"/>
    </style:style>
    <style:style style:name="P18" style:family="paragraph" style:parent-style-name="Standard">
      <style:text-properties officeooo:rsid="002af3fe" officeooo:paragraph-rsid="002af3fe"/>
    </style:style>
    <style:style style:name="P19" style:family="paragraph" style:parent-style-name="Standard">
      <style:text-properties officeooo:rsid="002c26ec" officeooo:paragraph-rsid="002c26ec"/>
    </style:style>
    <style:style style:name="P20" style:family="paragraph" style:parent-style-name="Standard">
      <style:text-properties officeooo:rsid="0023ec76" officeooo:paragraph-rsid="002975ab"/>
    </style:style>
    <style:style style:name="P21" style:family="paragraph" style:parent-style-name="Standard">
      <style:text-properties officeooo:rsid="002e1dae" officeooo:paragraph-rsid="002e1dae"/>
    </style:style>
    <style:style style:name="P22" style:family="paragraph" style:parent-style-name="Standard">
      <style:text-properties officeooo:paragraph-rsid="002e1dae"/>
    </style:style>
    <style:style style:name="P23" style:family="paragraph" style:parent-style-name="Standard">
      <style:text-properties officeooo:paragraph-rsid="003012cf"/>
    </style:style>
    <style:style style:name="P24" style:family="paragraph" style:parent-style-name="Standard">
      <style:text-properties officeooo:rsid="00335b26" officeooo:paragraph-rsid="00335b26"/>
    </style:style>
    <style:style style:name="P25" style:family="paragraph" style:parent-style-name="Preformatted_20_Text">
      <style:text-properties officeooo:rsid="002af3fe" officeooo:paragraph-rsid="002af3fe"/>
    </style:style>
    <style:style style:name="P26" style:family="paragraph" style:parent-style-name="Preformatted_20_Text">
      <style:text-properties officeooo:rsid="002e1dae" officeooo:paragraph-rsid="002e1dae"/>
    </style:style>
    <style:style style:name="P27" style:family="paragraph" style:parent-style-name="Preformatted_20_Text">
      <style:text-properties officeooo:paragraph-rsid="00319989"/>
    </style:style>
    <style:style style:name="P28" style:family="paragraph" style:parent-style-name="Preformatted_20_Text">
      <style:text-properties officeooo:rsid="00335b26" officeooo:paragraph-rsid="00335b26"/>
    </style:style>
    <style:style style:name="P29" style:family="paragraph" style:parent-style-name="Preformatted_20_Text">
      <style:text-properties officeooo:rsid="00319989" officeooo:paragraph-rsid="00319989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2dadc3"/>
    </style:style>
    <style:style style:name="P32" style:family="paragraph" style:parent-style-name="Standard">
      <style:text-properties officeooo:rsid="002e1dae" officeooo:paragraph-rsid="002e1dae"/>
    </style:style>
    <style:style style:name="P33" style:family="paragraph" style:parent-style-name="Standard">
      <style:text-properties officeooo:rsid="003508cf" officeooo:paragraph-rsid="003508cf"/>
    </style:style>
    <style:style style:name="P34" style:family="paragraph" style:parent-style-name="Standard">
      <style:text-properties officeooo:rsid="003508cf" officeooo:paragraph-rsid="003551f2"/>
    </style:style>
    <style:style style:name="P35" style:family="paragraph" style:parent-style-name="Standard">
      <style:text-properties officeooo:rsid="003551f2" officeooo:paragraph-rsid="00369ddc"/>
    </style:style>
    <style:style style:name="P36" style:family="paragraph" style:parent-style-name="Standard">
      <style:text-properties fo:font-size="14pt" officeooo:rsid="003508cf" officeooo:paragraph-rsid="003508cf" style:font-size-asian="14pt" style:font-size-complex="14pt"/>
    </style:style>
    <style:style style:name="P37" style:family="paragraph" style:parent-style-name="Standard">
      <style:text-properties fo:font-size="14pt" fo:font-weight="bold" officeooo:rsid="003508cf" officeooo:paragraph-rsid="003508cf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3551f2" officeooo:paragraph-rsid="003551f2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none" fo:font-weight="bold" officeooo:rsid="0037abd1" officeooo:paragraph-rsid="0037abd1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rsid="0037abd1" officeooo:paragraph-rsid="0037abd1"/>
    </style:style>
    <style:style style:name="P41" style:family="paragraph" style:parent-style-name="Standard">
      <style:text-properties style:text-underline-style="none" fo:font-weight="normal" officeooo:rsid="0037abd1" officeooo:paragraph-rsid="0037abd1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508cf" officeooo:paragraph-rsid="003a00ad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37abd1" officeooo:paragraph-rsid="0037abd1" style:font-weight-asian="bold" style:font-weight-complex="bold"/>
    </style:style>
    <style:style style:name="T1" style:family="text">
      <style:text-properties officeooo:rsid="001d581e"/>
    </style:style>
    <style:style style:name="T2" style:family="text">
      <style:text-properties officeooo:rsid="001e4f11"/>
    </style:style>
    <style:style style:name="T3" style:family="text">
      <style:text-properties officeooo:rsid="002252c6"/>
    </style:style>
    <style:style style:name="T4" style:family="text">
      <style:text-properties officeooo:rsid="00233614"/>
    </style:style>
    <style:style style:name="T5" style:family="text">
      <style:text-properties officeooo:rsid="0026085a"/>
    </style:style>
    <style:style style:name="T6" style:family="text">
      <style:text-properties officeooo:rsid="002af3fe"/>
    </style:style>
    <style:style style:name="T7" style:family="text">
      <style:text-properties officeooo:rsid="002dadc3"/>
    </style:style>
    <style:style style:name="T8" style:family="text">
      <style:text-properties officeooo:rsid="002e1dae"/>
    </style:style>
    <style:style style:name="T9" style:family="text">
      <style:text-properties officeooo:rsid="003012cf"/>
    </style:style>
    <style:style style:name="T10" style:family="text">
      <style:text-properties officeooo:rsid="00319989"/>
    </style:style>
    <style:style style:name="T11" style:family="text">
      <style:text-properties officeooo:rsid="00335b26"/>
    </style:style>
    <style:style style:name="T12" style:family="text">
      <style:text-properties officeooo:rsid="003551f2"/>
    </style:style>
    <style:style style:name="T13" style:family="text">
      <style:text-properties officeooo:rsid="00369dd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69ddc" style:font-weight-asian="bold" style:font-weight-complex="bold"/>
    </style:style>
    <style:style style:name="T16" style:family="text">
      <style:text-properties fo:font-weight="bold" officeooo:rsid="003551f2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551f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69ddc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7abd1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a00a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3551f2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383d6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tson TX2 <text:s/>刷机与JetPack3.1安装流程：</text:p>
      <text:p text:style-name="P1">刷机与安装基本流程：</text:p>
      <text:p text:style-name="P1"><text:a xlink:type="simple" xlink:href="http://www.ncnynl.com/archives/201706/1739.html" text:style-name="Internet_20_link" text:visited-style-name="Visited_20_Internet_20_Link">http://www.ncnynl.com/archives/201706/1739.html</text:a></text:p>
      <text:p text:style-name="P1"><text:a xlink:type="simple" xlink:href="http://blog.csdn.net/zyazky/article/details/52389185" text:style-name="Internet_20_link" text:visited-style-name="Visited_20_Internet_20_Link">http://blog.csdn.net/zyazky/article/details/52389185</text:a></text:p>
      <text:p text:style-name="P8"><text:a xlink:type="simple" xlink:href="http://docs.nvidia.com/jetpack-l4t/index.html#developertools/mobile/jetpack/l4t/3.0/jetpack_l4t_install.htm" text:style-name="Internet_20_link" text:visited-style-name="Visited_20_Internet_20_Link">http://docs.nvidia.com/jetpack-l4t/index.html#developertools/mobile/jetpack/l4t/3.0/jetpack_l4t_install.htm</text:a></text:p>
      <text:p text:style-name="P8"/>
      <text:p text:style-name="P2">下载的CTI-L4T和JetPack3.1(cuda8.0+cudnn6.0+opencv)安装包在lenovo电脑ubuntu14.04 $ JetPack3.1中</text:p>
      <text:p text:style-name="P2">须注意的问题包括：</text:p>
      <text:p text:style-name="P2"><text:a xlink:type="simple" xlink:href="https://www.cnblogs.com/williamyi/p/7380975.html" text:style-name="Internet_20_link" text:visited-style-name="Visited_20_Internet_20_Link">https://www.cnblogs.com/williamyi/p/7380975.html</text:a></text:p>
      <text:p text:style-name="P2"><text:a xlink:type="simple" xlink:href="https://www.cnblogs.com/C7523/p/7231651.html" text:style-name="Internet_20_link" text:visited-style-name="Visited_20_Internet_20_Link">https://www.cnblogs.com/C7523/p/7231651.html</text:a></text:p>
      <text:p text:style-name="P2"><text:a xlink:type="simple" xlink:href="http://blog.csdn.net/dark5669/article/details/73729774" text:style-name="Internet_20_link" text:visited-style-name="Visited_20_Internet_20_Link">http://blog.csdn.net/dark5669/article/details/73729774</text:a></text:p>
      <text:p text:style-name="P2"><text:a xlink:type="simple" xlink:href="http://blog.csdn.net/qq_25819827/article/details/77658015" text:style-name="Internet_20_link" text:visited-style-name="Visited_20_Internet_20_Link">http://blog.csdn.net/qq_25819827/article/details/77658015</text:a></text:p>
      <text:p text:style-name="P3"><text:span text:style-name="T1">主要为cuda等host-tx2传输过程中的IP问题，由于刷机的网络接口不可用，将host和TX2均链接至同一无线路由SPACI-Static2中，（IP地址查看：ifconfig <text:s text:c="3"/>‘</text:span>inet addr’，<text:span text:style-name="T2">eth0为有线，lo为系统内环，wlan为无线）（也可以host连无线，host-TX2直接网线链接不经路由 / **更新TX2 的有线网络驱动）</text:span></text:p>
      <text:p text:style-name="P2">若没有ubuntu系统问题(‘Failed to start session’)安装时选择不刷机，即‘flash linux’ 一项选择 ‘undo’</text:p>
      <text:p text:style-name="P17">测试安装:</text:p>
      <text:p text:style-name="P17"><text:a xlink:type="simple" xlink:href="http://www.gpus.cn/qianduan/front/getNewsArc?articleid=138&amp;typeid=4" text:style-name="Internet_20_link" text:visited-style-name="Visited_20_Internet_20_Link">http://www.gpus.cn/qianduan/front/getNewsArc?articleid=138&amp;typeid=4</text:a></text:p>
      <text:p text:style-name="P17"/>
      <text:p text:style-name="P4">usr-name: nvidia</text:p>
      <text:p text:style-name="P4">password: nvidia</text:p>
      <text:p text:style-name="P4"/>
      <text:p text:style-name="P5">开风扇 : </text:p>
      <text:p text:style-name="P5"><text:span text:style-name="T5">$ sudo </text:span>./jetson_clocks.sh</text:p>
      <text:p text:style-name="P5">改变<text:span text:style-name="T4">TX2</text:span>运行状态 : </text:p>
      <text:p text:style-name="P11">$ sudo nvpmodel -m 2</text:p>
      <text:p text:style-name="P20">查看TX2运行状态 : </text:p>
      <text:p text:style-name="P11">$ sudo nvpmodel -q --verbose</text:p>
      <text:p text:style-name="P7"><text:a xlink:type="simple" xlink:href="http://blog.csdn.net/dark5669/article/details/78832542" text:style-name="Internet_20_link" text:visited-style-name="Visited_20_Internet_20_Link">http://blog.csdn.net/dark5669/article/details/78832542</text:a></text:p>
      <text:p text:style-name="P10">分配临时SWAP空间于 $ home(可直接删除):</text:p>
      <text:p text:style-name="P9">$ ./createSwapfile.sh -d ~/ -s 8</text:p>
      <text:p text:style-name="P12"/>
      <text:p text:style-name="P12">更换源：</text:p>
      <text:p text:style-name="P13"><text:a xlink:type="simple" xlink:href="http://blog.csdn.net/heroacool/article/details/52025505" text:style-name="Internet_20_link" text:visited-style-name="Visited_20_Internet_20_Link">http://blog.csdn.net/heroacool/article/details/52025505</text:a></text:p>
      <text:p text:style-name="P13"><text:a xlink:type="simple" xlink:href="http://blog.csdn.net/abilityjh/article/details/67678226" text:style-name="Internet_20_link" text:visited-style-name="Visited_20_Internet_20_Link">http://blog.csdn.net/abilityjh/article/details/67678226</text:a></text:p>
      <text:p text:style-name="P17"><text:a xlink:type="simple" xlink:href="http://www.ncnynl.com/archives/201704/1489.html" text:style-name="Internet_20_link" text:visited-style-name="Visited_20_Internet_20_Link">http://www.ncnynl.com/archives/201704/1489.html</text:a></text:p>
      <text:p text:style-name="P17"/>
      <text:p text:style-name="P13">更新apt：</text:p>
      <text:p text:style-name="P15"><text:span text:style-name="T5">$ </text:span>sudo apt-get update 可能出错</text:p>
      <text:p text:style-name="P14">[0%working]：</text:p>
      <text:p text:style-name="P14"><text:a xlink:type="simple" xlink:href="https://askubuntu.com/questions/498462/apt-get-stuck-at-0-working" text:style-name="Internet_20_link" text:visited-style-name="Visited_20_Internet_20_Link">https://askubuntu.com/questions/498462/apt-get-stuck-at-0-working</text:a></text:p>
      <text:p text:style-name="P14">[Invalid ‘Data’ entry in Release file]:</text:p>
      <text:p text:style-name="P15"><text:span text:style-name="T5"><text:s/>$ </text:span>sudo apt-get update &amp;&amp; sudo apt-get -y dist-upgrade </text:p>
      <text:p text:style-name="P19"><text:a xlink:type="simple" xlink:href="https://askubuntu.com/questions/498462/apt-get-stuck-at-0-working" text:style-name="Internet_20_link" text:visited-style-name="Visited_20_Internet_20_Link">https://askubuntu.com/questions/498462/apt-get-stuck-at-0-working</text:a></text:p>
      <text:p text:style-name="P19"/>
      <text:p text:style-name="P18"><text:s/>更改默认python版本（python 3）:</text:p>
      <text:p text:style-name="P25"><text:soft-page-break/><text:span text:style-name="Source_20_Text">$ sudo update-alternatives --install /usr/bin/python python /usr/bin/python2 100</text:span></text:p>
      <text:p text:style-name="P30"><text:span text:style-name="Source_20_Text"><text:span text:style-name="T6">$ </text:span></text:span><text:span text:style-name="Source_20_Text">sudo update-alternatives --install /usr/bin/python python /usr/bin/python3 150</text:span></text:p>
      <text:p text:style-name="P30"><text:span text:style-name="Source_20_Text">恢复python默认版本</text:span></text:p>
      <text:p text:style-name="P31"><text:span text:style-name="Source_20_Text"><text:span text:style-name="T7">sudo update-alternatives –config python</text:span></text:span></text:p>
      <text:p text:style-name="P16"/>
      <text:p text:style-name="P4">由<text:span text:style-name="T3">Bazel编译安装tensorflow 1.3.0:</text:span></text:p>
      <text:p text:style-name="P6"><text:a xlink:type="simple" xlink:href="https://github.com/jetsonhacks/installTensorFlowTX2" text:style-name="Internet_20_link" text:visited-style-name="Visited_20_Internet_20_Link">https://github.com/jetsonhacks/installTensorFlowTX2</text:a></text:p>
      <text:p text:style-name="P6"/>
      <text:p text:style-name="P21">编译安装JetPack3.2版本基本流程与JetPack3.0版本基本类似，可以不用在本机安装(Host)，且容易影响环境，部分由于apt冲突按照host提示在Jetson运行即可。</text:p>
      <text:p text:style-name="P21"/>
      <text:p text:style-name="P21">经过编译尝试，跟从</text:p>
      <text:p text:style-name="P24"><text:a xlink:type="simple" xlink:href="https://github.com/tensorflow/serving/blob/master/tensorflow_serving/g3doc/serving_basic.md" text:style-name="Internet_20_link" text:visited-style-name="Visited_20_Internet_20_Link">https://github.com/tensorflow/serving/blob/master/tensorflow_serving/g3doc/serving_basic.md</text:a></text:p>
      <text:p text:style-name="P24"><text:a xlink:type="simple" xlink:href="https://github.com/tensorflow/serving/blob/master/tensorflow_serving/g3doc/setup.md" text:style-name="Internet_20_link" text:visited-style-name="Visited_20_Internet_20_Link">https://github.com/tensorflow/serving/blob/master/tensorflow_serving/g3doc/setup.md</text:a></text:p>
      <text:p text:style-name="P22"><text:span text:style-name="T8">1、export tensorflow model <text:line-break/></text:span>python tensorflow_serving/example/mnist_saved_model.py /tmp/mnist_model</text:p>
      <text:p text:style-name="P23"><text:span text:style-name="T9">(</text:span>pip install tensorflow-serving-api<text:span text:style-name="T9">)（python版本可以不同）</text:span></text:p>
      <text:p text:style-name="P23"/>
      <text:p text:style-name="P21">2、load exported model with standard tensorflow model server</text:p>
      <text:p text:style-name="P26">tensorflow_model_server --port=9000 --model_name=mnist --model_base_path=/tmp/mnist_model/</text:p>
      <text:p text:style-name="P26"><text:span text:style-name="T10">(</text:span>sudo apt-get install tensorflow-model-server ，可能需要反复安装<text:span text:style-name="T10">)（python版本须和步骤3相同）</text:span></text:p>
      <text:p text:style-name="P21"/>
      <text:p text:style-name="P21">3、client server </text:p>
      <text:p text:style-name="P26">python tensorflow_serving/example/mnist_client.py --num_tests=1000 –server=localhost:9000</text:p>
      <text:p text:style-name="P29">(pip install tensorflow-serving-api)（python版本须和步骤2相同）</text:p>
      <text:p text:style-name="P27">（对于python<text:span text:style-name="T10">3无法使用上述指令，可以通过将tensorflow_serving文件夹复制到运行py当前目录下实现库加载</text:span>）<text:a xlink:type="simple" xlink:href="https://github.com/tensorflow/serving/issues/700" text:style-name="Internet_20_link" text:visited-style-name="Visited_20_Internet_20_Link"><text:span text:style-name="T11">https://github.com/tensorflow/serving/issues/700</text:span></text:a></text:p>
      <text:p text:style-name="P28"/>
      <text:p text:style-name="P21">均不需要通过Bazel编译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<text:soft-page-break/>tensorflow serving使用指引及注意事项:</text:p>
      <text:p text:style-name="P33"/>
      <text:p text:style-name="P37">1、主机上的faster rcnn (res101 \ mobile) tensorflow serving存放位置：</text:p>
      <text:p text:style-name="P33"><text:s text:c="7"/>/home/spaci/liukai/tf-faster-rcnn-export_tensorflow_serving/</text:p>
      <text:p text:style-name="P33"><text:s text:c="7"/>其中保存的模型将存放于其子目录下</text:p>
      <text:p text:style-name="P36"><text:s/><text:span text:style-name="T14">2、tensorflow serving相关运行程序存放于：</text:span></text:p>
      <text:p text:style-name="P33"><text:s text:c="7"/>/home/spaci/liukai/tf-faster-rcnn-export_tensorflow_serving/tools/中:</text:p>
      <text:p text:style-name="P33"><text:s text:c="6"/><text:span text:style-name="T13">1、</text:span> 其中</text:p>
      <text:p text:style-name="P33"><text:s text:c="14"/><text:span text:style-name="T14"><text:s text:c="2"/></text:span><text:span text:style-name="T18">tf_faster_rcnn_client_for_jetson2.py <text:s text:c="2"/>------ <text:s text:c="2"/>适用je</text:span><text:span text:style-name="T19">ts</text:span><text:span text:style-name="T18">on上运行的客户端程序（能画图，单张，首选！！！）</text:span></text:p>
      <text:p text:style-name="P42"><text:s text:c="16"/><text:span text:style-name="T18">tf_faster_rcnn_client_for_jetson</text:span><text:span text:style-name="T22">3</text:span><text:span text:style-name="T18">.py <text:s text:c="2"/>------ <text:s text:c="2"/>适用je</text:span><text:span text:style-name="T19">ts</text:span><text:span text:style-name="T18">on上运行的客户端程序（能画图，自动搜索默认路径下所有jpg并输入到模型中）</text:span></text:p>
      <text:p text:style-name="P33"><text:s text:c="16"/>tf_<text:span text:style-name="T12">faster_rcnn_client_for_jetson.py ------ <text:s/>适用jetson上运行的客户端程序 (稳定基础，不用)</text:span></text:p>
      <text:p text:style-name="P33"><text:s text:c="16"/><text:span text:style-name="T12">tf_faster_rcnn_client_for_jetson1.py <text:s/>------- 适用jetson上运行的客户端程序 (原版复制部分修改)</text:span></text:p>
      <text:p text:style-name="P33"><text:s text:c="16"/>tf_faster_rcnn_client.py <text:s/>------ <text:s/>适用主机上运行的客户端程序（最优秀）</text:p>
      <text:p text:style-name="P34"><text:s text:c="16"/><text:span text:style-name="T12">export_tf_serving.py <text:s/>-------- <text:s/>适用主机上运行的模型保存程序</text:span></text:p>
      <text:p text:style-name="P34"><text:s text:c="9"/><text:span text:style-name="T13">2、</text:span>注意：</text:p>
      <text:p text:style-name="P34"><text:s text:c="18"/>tf-<text:span text:style-name="T12">faster-rcnn-export_tensorflow_serving 文件内相关不能更改与替换，与其他faster rcnn版本代码有较多不同，主要为lib文件中网络定义部分全部使用tensorflow相关函数，不使用py_func自定义函数方能在客户端使用！</text:span></text:p>
      <text:p text:style-name="P38">3、jetson上的tensorlfow serving存放位置：</text:p>
      <text:p text:style-name="P35"><text:s text:c="8"/>/home/nvidia/TrainedModel/FasterRcnn/</text:p>
      <text:p text:style-name="P35"><text:s/>或 <text:span text:style-name="T18">/home/nvidia/tf-faster-rcnn-export_tensorflow_serving/ （host文件完整拷贝，理论上可导出res101 和 </text:span><text:span text:style-name="T20">mobile网络，推荐</text:span><text:span text:style-name="T18">）</text:span></text:p>
      <text:p text:style-name="P35"><text:s text:c="9"/><text:span text:style-name="T13">1、</text:span>其中</text:p>
      <text:p text:style-name="P35"><text:s text:c="18"/><text:span text:style-name="T13">tf_serving_export_mobile_pascal_voc <text:s text:c="2"/>------- <text:s/>初始版本</text:span></text:p>
      <text:p text:style-name="P35"><text:s text:c="18"/><text:span text:style-name="T13">tf_serving_export_mobile_pascal_voc_cpu ----- <text:s/>导出模型全部指定为cpu</text:span></text:p>
      <text:p text:style-name="P35"><text:s text:c="18"/><text:span text:style-name="T13">tf_serving_export_mobile_pascal_voc_forcegpu <text:s/>------ <text:s/>导出模型强制指定为gpu（不可用）</text:span></text:p>
      <text:p text:style-name="P35"><text:s text:c="18"/><text:span text:style-name="T13">tf_serving_export_mobile_pascal_voc_gpu ------ 导出模型默认为gpu</text:span></text:p>
      <text:p text:style-name="P35"><text:s text:c="18"/><text:span text:style-name="T13">tf_serving_export_mobile_pascal_voc_noconfig ------ 导出模型时session无config，即 <text:s text:c="20"/>tensorflow_model_serving 开启时强制占用全部gpu (不推荐)</text:span></text:p>
      <text:p text:style-name="P35"><text:s text:c="19"/><text:span text:style-name="T20">tf_serving_export_mobile_pascal_voc_onlygpu <text:s/>–------ 导出模型时较为合理指定gpu0 （推荐！！！）</text:span><text:span text:style-name="T15"> </text:span></text:p>
      <text:p text:style-name="P35"><text:s text:c="19"/><text:span text:style-name="T13">tf_serving_export_res101_pascal_voc <text:s/>------ res101版本不推荐</text:span></text:p>
      <text:p text:style-name="P35"><text:s text:c="12"/><text:span text:style-name="T13">2、</text:span> 客户端程序存放于：</text:p>
      <text:p text:style-name="P35"><text:s text:c="20"/>/home/nvidia/TrainedModel/FasterRcnn/<text:span text:style-name="T13">Demo/</text:span></text:p>
      <text:p text:style-name="P35"><text:s text:c="18"/>或<text:span text:style-name="T18">/home/nvidia/tf-faster-rcnn-export_tensorflow_serving/tools/ </text:span><text:span text:style-name="T20">(推荐)</text:span></text:p>
      <text:p text:style-name="P35"><text:span text:style-name="T13"><text:s text:c="18"/>要运行</text:span></text:p>
      <text:p text:style-name="P35"><text:span text:style-name="T13"><text:s text:c="19"/></text:span><text:span text:style-name="T20">tf_faster_rcnn_client_for_jetson2.py <text:s/>------- <text:s/>（可画图，推荐!!!!</text:span><text:span text:style-name="T21">)</text:span></text:p>
      <text:p text:style-name="P39">4、运行流程：</text:p>
      <text:p text:style-name="P41"><text:s text:c="7"/>1、在主机端生成模型：</text:p>
      <text:p text:style-name="P41"><text:s text:c="13"/>$<text:span text:style-name="T12">tf-faster-rcnn-export_tensorflow_serving/</text:span> </text:p>
      <text:p text:style-name="P41"><text:s text:c="26"/>python ./tools/export_tf_serving.py </text:p>
      <text:p text:style-name="P41"><text:soft-page-break/><text:s text:c="14"/>在当前目录下生成模型，注意生成模型前需要删除同名文件夹否则会报错，注意在其下新建子文件夹下新建文件夹‘1’并将其两个文件移动至其中</text:p>
      <text:p text:style-name="P41"><text:s text:c="8"/>2、将生成模型拷贝至jetson中，存放目录任意$PATH (可存放于/tmp/)</text:p>
      <text:p text:style-name="P40"><text:span text:style-name="T25"><text:s text:c="8"/>3、运行tensorflow_server_model（位置任意）：</text:span></text:p>
      <text:p text:style-name="P40"><text:s text:c="16"/><text:span text:style-name="T18">tensorflow_model_server --port=9000 –model_name=fasterrcnn –model_base_path=/tmp/tf_serving_export_mobile_pascal_voc_onlygpu/ <text:s text:c="2"/>（推荐！！！！不做任何修改！！）</text:span></text:p>
      <text:p text:style-name="P41"><text:s text:c="14"/>tensorflow_model_server --port=9000 –model_name=fasterrcnn –model_base_path=/tmp/tf_serving_export_res101_pascal_voc/</text:p>
      <text:p text:style-name="P41"><text:s text:c="10"/>4、运行客户端：</text:p>
      <text:p text:style-name="P41"><text:s text:c="17"/>$ <text:span text:style-name="T12">tf-faster-rcnn-export_tensorflow_serving/</text:span> </text:p>
      <text:p text:style-name="P40"><text:span text:style-name="T25"><text:s text:c="24"/>python3 ./tools/tf_faster_rcnn_client.py <text:s/>--server=localhost:9000</text:span></text:p>
      <text:p text:style-name="P40"><text:span text:style-name="T25">5、待解决的问题：</text:span></text:p>
      <text:p text:style-name="P40"><text:span text:style-name="T25"><text:s text:c="8"/>1、为了能够解析结果，取消了一步直接生成最后（类别、预测概率、预测框）的方法，通过抽取中间预测结果进行分析，发现由于环境等问题，tensorflow不支持nms（即非极大抑制函数）需要重新编写，目前已能使用但结果与原来使用gpu_nms函数结果有部分差异，这部分可以通过理解nms及tensorflow gpunms解决</text:span></text:p>
      <text:p text:style-name="P40"><text:span text:style-name="T25"><text:s text:c="9"/>2、根据分析对比可知，在完全相同模型、相同客户端的情况下，host与jeston预测产生结果部分不同，对比所有结果可知丢失部分的结果包含了预测概率很高的结果，而这部分的不同导致了最终没有出现理想结果，此部分导致了host有结果而jeston无结果的现象，由图可知预测结果较低</text:span></text:p>
      <text:p text:style-name="P40"><text:span text:style-name="T25"><text:s text:c="9"/>3、加载模型</text:span><text:span text:style-name="T26">model_server</text:span><text:span text:style-name="T25">问题，难以启动，此部分无法解决，基本没有可参考帮助且非代码问题，</text:span></text:p>
      <text:p text:style-name="P43">如果将jetson长时间放置能增加启动成功的概率！！</text:p>
      <text:p text:style-name="P40"><text:span text:style-name="T25"><text:s text:c="9"/></text:span><text:span text:style-name="T26">4、一次性输入多张问题已解决，可自动寻找目标路径下的*.jpg并输入至网络中进行预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3:57:34.042854233</meta:creation-date>
    <dc:date>2018-02-01T19:48:08.550833596</dc:date>
    <meta:editing-duration>P3DT2H51M45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4" meta:paragraph-count="107" meta:word-count="1536" meta:character-count="6078" meta:non-whitespace-character-count="5274"/>
  </office:meta>
</office:document-meta>
</file>